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0.443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ases For Interval Multiplication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-v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style-name="ce4" office:value-type="string">
            <text:p>reduced cases (based on the pairs which need to be multiplied)</text:p>
          </table:table-cell>
          <table:table-cell table:style-name="ce1" office:value-type="string">
            <text:p>Invalid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x1, y1</text:p>
          </table:table-cell>
          <table:table-cell office:value-type="string">
            <text:p>min(x1*y2, x2*y1)</text:p>
          </table:table-cell>
          <table:table-cell office:value-type="string">
            <text:p>x2*y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2, y2</text:p>
          </table:table-cell>
          <table:table-cell office:value-type="string">
            <text:p>min(x1*y2, x2*y1)</text:p>
          </table:table-cell>
          <table:table-cell office:value-type="string">
            <text:p>x2*y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string">
            <text:p>x1*y1</text:p>
          </table:table-cell>
          <table:table-cell office:value-type="string">
            <text:p>x2*y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1, x2, y1, y2</text:p>
          </table:table-cell>
          <table:table-cell office:value-type="string">
            <text:p>x1*y1</text:p>
          </table:table-cell>
          <table:table-cell office:value-type="string">
            <text:p>x2*y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1</text:p>
          </table:table-cell>
          <table:table-cell office:value-type="string">
            <text:p>x1*y2</text:p>
          </table:table-cell>
          <table:table-cell office:value-type="string">
            <text:p>x2*y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2, y1, y2</text:p>
          </table:table-cell>
          <table:table-cell office:value-type="string">
            <text:p>x1*y2</text:p>
          </table:table-cell>
          <table:table-cell office:value-type="string">
            <text:p>x2*y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y1</text:p>
          </table:table-cell>
          <table:table-cell office:value-type="string">
            <text:p>x2*y1</text:p>
          </table:table-cell>
          <table:table-cell office:value-type="string">
            <text:p>x2*y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1, x2, y2</text:p>
          </table:table-cell>
          <table:table-cell office:value-type="string">
            <text:p>x2*y1</text:p>
          </table:table-cell>
          <table:table-cell office:value-type="string">
            <text:p>x2*y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x1, y2</text:p>
          </table:table-cell>
          <table:table-cell office:value-type="string">
            <text:p>x2*y2</text:p>
          </table:table-cell>
          <table:table-cell office:value-type="string">
            <text:p>max(x1*y2, x2*y1)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x2, y1</text:p>
          </table:table-cell>
          <table:table-cell office:value-type="string">
            <text:p>x2*y2</text:p>
          </table:table-cell>
          <table:table-cell office:value-type="string">
            <text:p>max(x1*y2, x2*y1)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y1, y2</text:p>
          </table:table-cell>
          <table:table-cell office:value-type="string">
            <text:p>x2*y2</text:p>
          </table:table-cell>
          <table:table-cell office:value-type="string">
            <text:p>x1*y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1, x2</text:p>
          </table:table-cell>
          <table:table-cell office:value-type="string">
            <text:p>x2*y2</text:p>
          </table:table-cell>
          <table:table-cell office:value-type="string">
            <text:p>x1*y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x2</text:p>
          </table:table-cell>
          <table:table-cell office:value-type="string">
            <text:p>x2*y2</text:p>
          </table:table-cell>
          <table:table-cell office:value-type="string">
            <text:p>x1*y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x1, y1, y2</text:p>
          </table:table-cell>
          <table:table-cell office:value-type="string">
            <text:p>x2*y2</text:p>
          </table:table-cell>
          <table:table-cell office:value-type="string">
            <text:p>x1*y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>
            <text:p>y2</text:p>
          </table:table-cell>
          <table:table-cell office:value-type="string">
            <text:p>x2*y2</text:p>
          </table:table-cell>
          <table:table-cell office:value-type="string">
            <text:p>x2*y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x1, x2, y1</text:p>
          </table:table-cell>
          <table:table-cell office:value-type="string">
            <text:p>x2*y2</text:p>
          </table:table-cell>
          <table:table-cell office:value-type="string">
            <text:p>x2*y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</text:p>
          </table:table-cell>
          <table:table-cell table:style-name="ce2"/>
          <table:table-cell table:number-columns-repeated="1017"/>
        </table:table-row>
        <table:table-row table:style-name="ro2" table:number-rows-repeated="7">
          <table:table-cell table:number-columns-repeated="1023"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>
            <text:p>Intervals</text:p>
          </table:table-cell>
          <table:table-cell table:style-name="ce3" office:value-type="string">
            <text:p>Products ar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X = [x1, x2]</text:p>
          </table:table-cell>
          <table:table-cell table:style-name="ce3" office:value-type="string">
            <text:p>x1*y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Y = [y1, y2]</text:p>
          </table:table-cell>
          <table:table-cell table:style-name="ce3" office:value-type="string">
            <text:p>x1*y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>
            <text:p>x2*y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>
            <text:p>x2*y2</text:p>
          </table:table-cell>
          <table:table-cell table:number-columns-repeated="1020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0"/>
        </table:table-row>
        <table:table-row table:style-name="ro2" table:number-rows-repeated="1048536">
          <table:table-cell table:number-columns-repeated="1023"/>
        </table:table-row>
        <table:table-row table:style-name="ro2">
          <table:table-cell table:number-columns-repeated="1023"/>
        </table:table-row>
      </table:table>
      <table:database-ranges>
        <table:database-range table:target-range-address="'Cases For Interval Multiplication'.A1:'Cases For Interval Multiplication'.D17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19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hishek Mishra</meta:initial-creator>
    <meta:creation-date>2010-06-20T17:44:11</meta:creation-date>
    <dc:date>2010-06-20T19:59:49</dc:date>
    <dc:creator>Abhishek Mishra</dc:creator>
    <meta:editing-duration>PT02H15M40S</meta:editing-duration>
    <meta:editing-cycles>33</meta:editing-cycles>
    <meta:generator>OpenOffice.org/3.2$Unix OpenOffice.org_project/320m12$Build-9483</meta:generator>
    <meta:document-statistic meta:table-count="1" meta:cell-count="100" meta:object-count="0"/>
  </office:meta>
</office:document-meta>
</file>